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Quantum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ant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office:value-type="string" calcext:value-type="string">
            <text:p>Quantum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3:36:29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9T14:40:15.521000000</dc:date>
    <meta:editing-duration>PT3H38M21S</meta:editing-duration>
    <meta:editing-cycles>8</meta:editing-cycles>
    <meta:document-statistic meta:table-count="1" meta:cell-count="192" meta:object-count="0"/>
  </office:meta>
</office:document-meta>
</file>